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 (Body)" svg:font-family="'Calibri (Body)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28cm"/>
    </style:style>
    <style:style style:name="co2" style:family="table-column">
      <style:table-column-properties fo:break-before="auto" style:column-width="26.444cm"/>
    </style:style>
    <style:style style:name="co3" style:family="table-column">
      <style:table-column-properties fo:break-before="auto" style:column-width="5.913cm"/>
    </style:style>
    <style:style style:name="co4" style:family="table-column">
      <style:table-column-properties fo:break-before="auto" style:column-width="2.282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707cm" fo:break-before="auto" style:use-optimal-row-height="true"/>
    </style:style>
    <style:style style:name="ro5" style:family="table-row">
      <style:table-row-properties style:row-height="0.73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4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5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563c1" style:text-outline="false" style:text-line-through-styl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Excel_20_Built-in_20_Normal"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563c1" style:text-outline="false" style:text-line-through-styl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Excel_20_Built-in_20_Normal">
      <style:text-properties fo:color="#000000" style:text-outline="false" style:text-line-through-styl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/>
          <table:table-cell table:style-name="ce3" office:value-type="string">
            <text:p>Questions by Love Babbar: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<text:a xlink:href="https://www.youtube.com/channel/UCQHLxxBFrbfdrk1jF0moTpw">Youtube Channel: https://www.youtube.com/channel/UCQHLxxBFrbfdrk1jF0moTpw </text:a>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style-name="ce1" office:value-type="string">
            <text:p>Topic:</text:p>
          </table:table-cell>
          <table:table-cell table:style-name="ce1" office:value-type="string">
            <text:p>Problem: </text:p>
          </table:table-cell>
          <table:table-cell table:style-name="ce8" office:value-type="string">
            <text:p>Done [yes or no] 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www.geeksforgeeks.org/write-a-program-to-reverse-an-array-or-string/">Reverse the array</text:a></text:p>
          </table:table-cell>
          <table:table-cell table:style-name="ce9" office:value-type="string">
            <text:p>yes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www.geeksforgeeks.org/maximum-and-minimum-in-an-array/">Find the maximum and minimum element in an array</text:a></text:p>
          </table:table-cell>
          <table:table-cell table:style-name="ce9" office:value-type="string">
            <text:p>yes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kth-smallest-element/0">Find the "Kth" max and min element of an array </text:a></text:p>
          </table:table-cell>
          <table:table-cell table:style-name="ce9" office:value-type="string">
            <text:p>yes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sort-an-array-of-0s-1s-and-2s/0">Given an array which consists of only 0, 1 and 2. Sort the array without using any sorting algo</text:a></text:p>
          </table:table-cell>
          <table:table-cell table:style-name="ce9" office:value-type="string">
            <text:p>no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www.geeksforgeeks.org/move-negative-numbers-beginning-positive-end-constant-extra-space/">Move all the negative elements to one side of the array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union-of-two-arrays/0">Find the Union and Intersection of the two sorted arrays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cyclically-rotate-an-array-by-one/0">Write a program to cyclically rotate an array by one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kadanes-algorithm/0">find Largest sum contiguous Subarray [V. 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minimize-the-heights3351/1">Minimise the maximum difference between heights [V.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minimum-number-of-jumps/0">Minimum no. of Jumps to reach end of a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leetcode.com/problems/find-the-duplicate-number/">find duplicate in an array of N+1 Intege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merge-two-sorted-arrays5135/1">Merge 2 sorted arrays without using Extra space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kadanes-algorithm/0">Kadane's Algo [V.V.V.V.V 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leetcode.com/problems/merge-intervals/">Merge Interval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leetcode.com/problems/next-permutation/">Next Permuta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inversion-of-array/0">Count Invers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leetcode.com/problems/best-time-to-buy-and-sell-stock/">Best time to buy and Sell stock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count-pairs-with-given-sum5022/1">find all pairs on integer array whose sum is equal to given numb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common-elements1132/1">find common elements In 3 sorted array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www.geeksforgeeks.org/rearrange-array-alternating-positive-negative-items-o1-extra-space/">Rearrange the array in alternating positive and negative items with O(1) extra spa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subarray-with-0-sum/0">Find if there is any subarray with sum equal to 0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factorials-of-large-numbers/0">Find factorial of a large numb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maximum-product-subarray3604/1">find maximum product subarray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longest-consecutive-subsequence/0">Find longest coinsecutive subsequ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www.geeksforgeeks.org/given-an-array-of-of-size-n-finds-all-the-elements-that-appear-more-than-nk-times/">Given an array of size n and a number k, fin all elements that appear more than " n/k " times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www.geeksforgeeks.org/maximum-profit-by-buying-and-selling-a-share-at-most-twice/">Maximum profit by buying and selling a share atmost twi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array-subset-of-another-array/0">Find whether an array is a subset of another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triplet-sum-in-array/0">Find the triplet that sum to a given val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trapping-rain-water/0">Trapping Rain water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chocolate-distribution-problem/0">Chocolate Distributio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smallest-subarray-with-sum-greater-than-x/0">Smallest Subarray with sum greater than a given val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three-way-partitioning/1">Three way partitioning of an array around a given val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minimum-swaps-required-to-bring-all-elements-less-than-or-equal-to-k-together/0">Minimum swaps required bring elements less equal K togeth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palindromic-array/0">Minimum no. of operations required to make an array palindrom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find-the-median0527/1">Median of 2 sorted arrays of equal siz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www.geeksforgeeks.org/median-of-two-sorted-arrays-of-different-sizes/">Median of 2 sorted arrays of different siz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>
          <table:table-cell/>
          <table:table-cell table:style-name="ce6"/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>
          <table:table-cell table:style-name="ce2"/>
          <table:table-cell table:style-name="ce6"/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practice.geeksforgeeks.org/problems/spirally-traversing-a-matrix/0">Spiral traversal on a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leetcode.com/problems/search-a-2d-matrix/">Search an element in a matri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practice.geeksforgeeks.org/problems/median-in-a-row-wise-sorted-matrix1527/1">Find median in a row wise sorted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practice.geeksforgeeks.org/problems/row-with-max-1s0023/1">Find row with maximum no. of 1'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practice.geeksforgeeks.org/problems/sorted-matrix/0">Print elements in sorted order using row-column wise sorted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practice.geeksforgeeks.org/problems/max-rectangle/1">Maximum size rectangl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www.geeksforgeeks.org/find-a-specific-pair-in-matrix/">Find a specific pair in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www.geeksforgeeks.org/rotate-a-matrix-by-90-degree-in-clockwise-direction-without-using-any-extra-space/">Rotate matrix by 90 degre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practice.geeksforgeeks.org/problems/kth-element-in-matrix/1">Kth smallest element in a row-cpumn wise sorted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www.geeksforgeeks.org/common-elements-in-all-rows-of-a-given-matrix/">Common elements in all rows of a given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 table:style-name="ce2"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leetcode.com/problems/reverse-string/">Reverse a 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palindrome-string0817/1">Check whether a String is Palindrome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print-all-the-duplicates-in-the-input-string/">Find Duplicate characters in a 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>
          <table:table-cell table:style-name="ce2" office:value-type="string">
            <text:p>String</text:p>
          </table:table-cell>
          <table:table-cell table:style-name="ce6" office:value-type="string">
            <text:p>Why strings are immutable in Java?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a-program-to-check-if-strings-are-rotations-of-each-other/">Write a Code to check whether one string is a rotation of anoth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programiz.com/java-programming/examples/check-valid-shuffle-of-strings">Write a Program to check whether a string is a valid shuffle of two strings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leetcode.com/problems/count-and-say/">Count and Say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longest-palindrome-in-a-string/0">Write a program to find the longest Palindrome in a string.[ Longest palindromic Substring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longest-repeating-subsequence/0">Find Longest Recurring Subsequence in 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print-subsequences-string/">Print all Subsequences of a string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permutations-of-a-given-string/0">Print all the permutations of the given 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split-the-binary-string-into-substrings-with-equal-number-of-0s-and-1s/">Split the Binary string into two substring with equal 0’s and 1’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word-wrap/0">Word Wrap Problem [VERY IMP]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edit-distance3702/1">EDIT Distance [Very 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next-permutation/0">Find next greater number with same set of digits. [Very Very 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parenthesis-checker/0">Balanced Parenthesis problem.[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word-break/0">Word break Problem[ Very 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rabin-karp-algorithm-for-pattern-searching/">Rabin Karp Algo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longest-prefix-suffix2527/1">KMP Algo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convert-sentence-equivalent-mobile-numeric-keypad-sequence/">Convert a Sentence into its equivalent mobile numeric keypad sequence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count-the-reversals/0">Minimum number of bracket reversals needed to make an expression balanced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count-palindromic-subsequences/1">Count All Palindromic Subsequence in a given String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find-count-number-given-string-present-2d-character-array/">Count of number of given string in 2D character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find-the-string-in-grid/0">Search a Word in a 2D Grid of characters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boyer-moore-algorithm-for-pattern-searching/">Boyer Moore Algorithm for Pattern Searching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roman-number-to-integer/0">Converting Roman Numerals to Decimal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leetcode.com/problems/longest-common-prefix/">Longest Common Pref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min-number-of-flips/0">Number of flips to make binary string alternat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second-most-repeated-string-in-a-sequence/0">Find the first repeated word in string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minimum-swaps-for-bracket-balancing/0">Minimum number of swaps for bracket balancing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longest-common-subsequence/0">Find the longest common subsequence between two strings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program-generate-possible-valid-ip-addresses-given-string/">Program to generate all possible valid IP addresses from given  string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smallest-distant-window/0">Write a program tofind the smallest window that contains all characters of string itself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rearrange-characters/0">Rearrange characters in a string such that no two adjacent are sam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minimum-characters-added-front-make-string-palindrome/">Minimum characters to be added at front to make string palindrom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k-anagrams-1/0">Given a sequence of words, print all anagrams togeth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smallest-window-in-a-string-containing-all-the-characters-of-another-string/0">Find the smallest window in a string containing all characters of another 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consecutive-elements/0">Recursively remove all adjacent duplicat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wildcard-string-matching/0">String matching where one string contains wildcard characte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function-to-find-number-of-customers-who-could-not-get-a-computer/">Function to find Number of customers who could not get a comput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transform-one-string-to-another-using-minimum-number-of-given-operation/">Transform One String to Another using Minimum Number of Given Opera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isomorphic-strings/0">Check if two given strings are isomorphic to each oth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recursively-print-all-sentences-that-can-be-formed-from-list-of-word-lists/">Recursively print all sentences that can be formed from list of word list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 table:style-name="ce2"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first-and-last-occurrences-of-x/0">Find first and last positions of an element in a sorted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value-equal-to-index-value1330/1">Find a Fixed Point (Value equal to index) in a give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leetcode.com/problems/search-in-rotated-sorted-array/">Search in a rotated sorted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count-squares3649/1">square root of an integ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middle-of-three2926/1">Maximum and minimum of an array using minimum number of comparison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>Optimum location of point to minimize total dista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find-missing-and-repeating2512/1">Find the repeating and the miss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majority-element/0">find majority elemen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geeksforgeeks.org/searching-array-adjacent-differ-k/">Searching in an array where adjacent differ by at most k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find-pair-given-difference/0">find a pair with a given differ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find-all-four-sum-numbers/0">find four elements that sum to a given val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stickler-theif/0">maximum sum such that no 2 elements are adjacen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count-triplets-with-sum-smaller-than-x5549/1">Count triplet with sum smaller than a given val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merge-two-sorted-arrays5135/1">merge 2 sorted array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zero-sum-subarrays/0">print all subarrays with 0 su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product-array-puzzle/0">Product array Puzzl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sort-by-set-bit-count/0">Sort array according to count of set bit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minimum-swaps/1">minimum no. of swaps required to sort the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hackerearth.com/practice/algorithms/searching/binary-search/practice-problems/algorithm/bishu-and-soldiers/">Bishu and Soldie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hackerearth.com/practice/algorithms/searching/binary-search/practice-problems/algorithm/rasta-and-kheshtak/">Rasta and Kheshtak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hackerearth.com/practice/algorithms/searching/binary-search/practice-problems/algorithm/kth-smallest-number-again-2/">Kth smallest number agai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://theoryofprogramming.com/2017/12/16/find-pivot-element-sorted-rotated-array/">Find pivot element in a sorted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k-th-element-of-two-sorted-array/0">K-th Element of Two Sorted Array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spoj.com/problems/AGGRCOW/">Aggressive cow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allocate-minimum-number-of-pages/0">Book Allocatio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spoj.com/problems/EKO/">EKOSPOJ: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geeksforgeeks.org/weighted-job-scheduling-log-n-time/">Job Scheduling Algo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arithmetic-number/0">Missing Number in AP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smallest-factorial-number5929/1">Smallest number with atleastn trailing zeroes infactorial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allocate-minimum-number-of-pages/0">Painters Partition Problem: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spoj.com/problems/PRATA/">ROTI-Prata SPOJ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spoj.com/problems/ANARC05B/">DoubleHelix SPOJ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spoj.com/problems/SUBSUMS/">Subset Sum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inversion-of-array/0">Findthe inversion coun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geeksforgeeks.org/in-place-merge-sort/">Implement Merge-sort in-pla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baeldung.com/java-sorting-arrays-with-repeated-entries">Partitioning and Sorting Arrays with Many Repeated Entri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reverse-a-linked-list/">Write a Program to reverse the Linked List. (Both Iterative and recursive)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reverse-a-linked-list-in-groups-of-given-size/1">Reverse a Linked List in group of Given Size. [Very 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detect-loop-in-linked-list/1">Write a program to Detect loop in a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remove-loop-in-linked-list/1">Write a program to Delete loop in a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find-first-node-of-loop-in-a-linked-list/">Find the starting point of the loop. 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remove-duplicate-element-from-sorted-linked-list/1">Remove Duplicates in a sorted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remove-duplicates-from-an-unsorted-linked-list/1">Remove Duplicates in a Un-sorted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move-last-element-to-front-of-a-given-linked-list/">Write a Program to Move the last element to Front in a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add-1-to-a-number-represented-as-linked-list/1">Add “1” to a number represented as a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add-two-numbers-represented-by-linked-lists/1">Add two numbers represented by linked lists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intersection-of-two-sorted-linked-lists/1">Intersection of two Sorted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intersection-point-in-y-shapped-linked-lists/1">Intersection Point of two Linked Lists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sort-a-linked-list/1">Merge Sort For Linked lists.[Very Important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quick-sort-on-linked-list/1">Quicksort for Linked Lists.[Very Important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leetcode.com/problems/middle-of-the-linked-list/">Find the middle Element of a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circular-linked-list/1">Check if a linked list is a circular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split-a-circular-linked-list-into-two-halves/1">Split a Circular linked list into two halves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check-if-linked-list-is-pallindrome/1">Write a Program to check whether the Singly Linked list is a palindrome or no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deletion-circular-linked-list/">Deletion from a Circular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reverse-a-doubly-linked-list/1">Reverse a Doubly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find-pairs-given-sum-doubly-linked-list/">Find pairs with a given sum in a DLL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count-triplets-sorted-doubly-linked-list-whose-sum-equal-given-value-x/">Count triplets in a sorted DLL whose sum is equal to given value “X”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sort-k-sorted-doubly-linked-list/">Sort a “k”sorted Doubly Linked list.[Very 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rotate-doubly-linked-list-n-nodes/">Rotate DoublyLinked list by N nodes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reverse-doubly-linked-list-groups-given-size/">Rotate a Doubly Linked list in group of Given Size.[Very 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>
          <table:table-cell table:style-name="ce2" office:value-type="string">
            <text:p>LinkedList</text:p>
          </table:table-cell>
          <table:table-cell table:style-name="ce6" office:value-type="string">
            <text:p>Can we reverse a linked list in less than O(n) ?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>
          <table:table-cell table:style-name="ce2" office:value-type="string">
            <text:p>LinkedList</text:p>
          </table:table-cell>
          <table:table-cell table:style-name="ce6" office:value-type="string">
            <text:p>Why Quicksort is preferred for. Arrays and Merge Sort for LinkedLists ?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flattening-a-linked-list/1">Flatten a Linked Li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given-a-linked-list-of-0s-1s-and-2s-sort-it/1">Sort a LL of 0's, 1's and 2'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clone-a-linked-list-with-next-and-random-pointer/1">Clone a linked list with next and random point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merge-k-sorted-linked-lists/1">Merge K sorted Linked li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multiply-two-linked-lists/1">Multiply 2 no. represented by LL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delete-nodes-having-greater-value-on-right/1">Delete nodes which have a greater value on right sid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segregate-even-and-odd-nodes-in-a-linked-list/0">Segregate even and odd nodes in a Linked Li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nth-node-from-end-of-linked-list/1">Program for n’th node from the end of a Linked Li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first-non-repeating-character-in-a-stream/0">Find the first non-repeating character from a stream of characte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level-order-traversal/1">level order traversal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reverse-level-order-traversal/1">Reverse Level Order traversal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height-of-binary-tree/1">Height of a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diameter-of-binary-tree/1">Diameter of a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create-a-mirror-tree-from-the-given-binary-tree/">Mirror of a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techiedelight.com/inorder-tree-traversal-iterative-recursive/">Inorder Traversal of a tree both using recursion and Itera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techiedelight.com/preorder-tree-traversal-iterative-recursive/">Preorder Traversal of a tree both using recursion and Itera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techiedelight.com/postorder-tree-traversal-iterative-recursive/">Postorder Traversal of a tree both using recursion and Itera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left-view-of-binary-tree/1">Left View of a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right-view-of-binary-tree/1">Right View of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top-view-of-binary-tree/1">Top View of a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bottom-view-of-binary-tree/1">Bottom View of a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zigzag-tree-traversal/1">Zig-Zag traversal of a binary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check-for-balanced-tree/1">Check if a tree is balanced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diagonal-traversal-of-binary-tree/">Diagnol Traversal of a Binary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boundary-traversal-of-binary-tree/1">Boundary traversal of a Binary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construct-binary-tree-string-bracket-representation/">Construct Binary Tree from String with Bracket Representa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binary-tree-to-dll/1">Convert Binary tree into Doubly Linked Li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transform-to-sum-tree/1">Convert Binary tree into Sum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construct-tree-1/1">Construct Binary tree from Inorder and preorder traversal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>Find minimum swaps required to convert a Binary tree into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sum-tree/1">Check if Binary tree is Sum tree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leaf-at-same-level/1">Check if all leaf nodes are at same level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duplicate-subtree-in-binary-tree/1">Check if a Binary Tree contains duplicate subtrees of size 2 or more [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check-mirror-in-n-ary-tree/0">Check if 2 trees are mirror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sum-of-the-longest-bloodline-of-a-tree/1">Sum of Nodes on the Longest path from root to leaf node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check-given-graph-tree/#:~:text=Since%20the%20graph%20is%20undirected,graph%20is%20connected%2C%20otherwise%20not.">Check if given graph is tree or not.  [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find-largest-subtree-sum-tree/">Find Largest subtree sum in a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maximum-sum-nodes-binary-tree-no-two-adjacent/">Maximum Sum of nodes in Binary tree such that no two are adjacent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print-k-sum-paths-binary-tree/">Print all "K" Sum paths in a Binary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lowest-common-ancestor-in-a-binary-tree/1">Find LCA in a Binary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min-distance-between-two-given-nodes-of-a-binary-tree/1">Find distance between 2 nodes in a Binary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kth-ancestor-node-binary-tree-set-2/">Kth Ancestor of node in a Binary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duplicate-subtrees/1">Find all Duplicate subtrees in a Binary tree [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check-if-tree-is-isomorphic/1">Tree Isomorphism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 table:style-name="ce2"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www.geeksforgeeks.org/binary-search-tree-set-1-search-and-insertion/">Fina a value in a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leetcode.com/problems/delete-node-in-a-bst/">Deletion of a node in a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minimum-element-in-bst/1">Find min and max value in a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predecessor-and-successor/1">Find inorder successor and inorder predecessor in a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check-for-bst/1">Check if a tree is a BST or not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populate-inorder-successor-for-all-nodes/1">Populate Inorder successor of all nod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7" office:value-type="string">
            <text:p><text:a xlink:href="https://practice.geeksforgeeks.org/problems/lowest-common-ancestor-in-a-bst/1">Find LCA  of 2 nodes in a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www.geeksforgeeks.org/construct-bst-from-given-preorder-traversa/">Construct BST from preorder traversal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binary-tree-to-bst/1">Convert Binary tree into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www.geeksforgeeks.org/convert-normal-bst-balanced-bst/">Convert a normal BST into a Balanced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www.geeksforgeeks.org/merge-two-balanced-binary-search-trees/">Merge two BST [ V.V.V&gt;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kth-largest-element-in-bst/1">Find Kth largest element in a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find-k-th-smallest-element-in-bst/1">Find Kth smallest element in a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brothers-from-different-root/1">Count pairs from 2 BST whose sum is equal to given value "X"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www.geeksforgeeks.org/find-median-bst-time-o1-space/">Find the median of BST in O(n) time and O(1) spa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count-bst-nodes-that-lie-in-a-given-range/1">Count BST ndoes that lie in a given rang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www.geeksforgeeks.org/replace-every-element-with-the-least-greater-element-on-its-right/">Replace every element with the least greater element on its righ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www.geeksforgeeks.org/given-n-appointments-find-conflicting-appointments/">Given "n" appointments, find the conflicting appointment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preorder-to-postorder/0">Check preorder is valid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check-whether-bst-contains-dead-end/1">Check whether BST contains Dead end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largest-bst/1">Largest BST in a Binary Tree [ V.V.V.V.V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www.geeksforgeeks.org/flatten-bst-to-sorted-list-increasing-order/">Flatten BST to sorted li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n-meetings-in-one-room/0">Activity Selectio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job-sequencing-problem/0">Job Sequencing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huffman-encoding/0">Huffman Cod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water-connection-problem/0">Water Connectio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fractional-knapsack/0">Fractional Knapsack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coin-piles/0">Greedy Algorithm to find Minimum number of Coin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maximum-trains-stoppage-can-provided/">Maximum trains for which stoppage can be provided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minimum-platforms/0">Minimum Platforms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buy-maximum-stocks-stocks-can-bought-th-day/">Buy Maximum Stocks if i stocks can be bought on i-th d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shop-in-candy-store/0">Find the minimum and maximum amount to buy all N candi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minimize-cash-flow-among-given-set-friends-borrowed-money/">Minimize Cash Flow among a given set of friends who have borrowed money from each oth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minimum-cost-cut-board-squares/">Minimum Cost to cut a board into squar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survival/">Check if it is possible to survive on Island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find-maximum-meetings-in-one-room/">Find maximum meetings in one roo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maximum-product-subset-array/">Maximum product subset of a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maximize-sum-after-k-negations/0">Maximize array sum after K negation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maximize-arrii-of-an-array/0">Maximize the sum of arr[i]*i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maximum-sum-absolute-difference-array/">Maximum sum of absolute difference of a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swap-and-maximize/0">Maximize sum of consecutive differences in a circular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minimum-sum-absolute-difference-pairs-two-arrays/#:~:text=It%20consists%20of%20two%20steps,result%20to%20the%20sum%20S.">Minimum sum of absolute difference of pairs of two array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program-for-shortest-job-first-or-sjf-cpu-scheduling-set-1-non-preemptive/">Program for Shortest Job First (or SJF) CPU Schedul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page-faults-in-lru/0">Program for Least Recently Used (LRU) Page Replacement algorith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smallest-subset-sum-greater-elements/">Smallest subset with sum greater than all other element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chocolate-distribution-problem/0">Chocolate Distributio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spoj.com/problems/DEFKIN/">DEFKIN -Defense of a Kingdo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spoj.com/problems/DIEHARD/">DIEHARD -DIE HARD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spoj.com/problems/GERGOVIA/">GERGOVIA -Wine trading in Gergovia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spoj.com/problems/GCJ101BB/">Picking Up Chick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spoj.com/problems/CHOCOLA/">CHOCOLA –Chocolat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spoj.com/problems/ARRANGE/">ARRANGE -Arranging Amplifie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k-centers-problem-set-1-greedy-approximate-algorithm/">K Centers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minimum-cost-of-ropes/0">Minimum Cost of rop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smallest-number5829/1">Find smallest number with given number of digits and sum of digit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rearrange-characters/0">Rearrange characters in a string such that no two adjacent are sam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find-maximum-sum-possible-equal-sum-three-stacks/">Find maximum sum possible equal sum of three stack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rat-in-a-maze-problem/1">Rat in a maze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printing-solutions-n-queen-problem/">Printing all solutions in N-Quee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word-break-part-2/0">Word Break Problem using Backtrack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leetcode.com/problems/remove-invalid-parentheses/">Remove Invalid Parenthes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solve-the-sudoku/0">Sudoku Solv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m-coloring-problem/0">m Coloring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given-a-string-print-all-possible-palindromic-partition/">Print all palindromic partitions of a 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subset-sum-problem2014/1">Subset Sum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the-knights-tour-problem-backtracking-1/">The Knight’s tour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tug-of-war/">Tug of Wa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find-shortest-safe-route-in-a-path-with-landmines/">Find shortest safe route in a path with landmin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combination-sum/0">Combinational Su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largest-number-in-k-swaps/0">Find Maximum number possible by doing at-most K swap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permutations-of-a-given-string/0">Print all permutations of a string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find-if-there-is-a-path-of-more-than-k-length-from-a-source/">Find if there is a path of more than k length from a sour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longest-possible-route-in-a-matrix-with-hurdles/">Longest Possible Route in a Matrix with Hurdl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print-all-possible-paths-from-top-left-to-bottom-right-of-a-mxn-matrix/">Print all possible paths from top left to bottom right of a mXn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partition-array-to-k-subsets/1">Partition of a set intoK subsets with equal su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find-the-k-th-permutation-sequence-of-first-n-natural-numbers/">Find the K-th Permutation Sequence of first N natural numbe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tutorialspoint.com/javaexamples/data_stack.htm"> Implement Stack from Scratc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queue-set-1introduction-and-array-implementation/"> Implement Queue from Scratc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implement-two-stacks-in-an-array/1">Implement 2 stack in a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design-a-stack-with-find-middle-operation/">find the middle element of a stack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efficiently-implement-k-stacks-single-array/">Implement "N" stacks in a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parenthesis-checker/0">Check the expression has valid or Balanced parenthesis or no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reverse-a-string-using-stack/1">Reverse a String using Stack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special-stack/1">Design a Stack that supports getMin() in O(1) time and O(1) extra space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next-larger-element/0">Find the next Greater elemen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the-celebrity-problem/1">The celebrity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arithmetic-expression-evalution/#:~:text=The%20stack%20organization%20is%20very,i.e.%2C%20A%20%2B%20B).">Arithmetic Expression evalua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evaluation-of-postfix-expression/0">Evaluation of Postfix express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stackoverflow.com/questions/45130465/inserting-at-the-end-of-stack">Implement a method to insert an element at its bottom without using any other data structure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7" office:value-type="string">
            <text:p><text:a xlink:href="https://www.geeksforgeeks.org/reverse-a-stack-using-recursion/">Reverse a stack using recurs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sort-a-stack/1">Sort a Stack using recurs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overlapping-intervals/0">Merge Overlapping Interval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maximum-rectangular-area-in-a-histogram/0">Largest rectangular Area in Histogra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valid-substring0624/1">Length of the Longest Valid Sub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expression-contains-redundant-bracket-not/">Expression contains redundant bracket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stack-using-two-queues/1">Implement Stack using Que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implement-stack-queue-using-deque/">Implement Stack using Deq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stack-permutations-check-if-an-array-is-stack-permutation-of-other/">Stack Permutations (Check if an array is stack permutation of other)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queue-using-two-stacks/1">Implement Queue using Stack 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efficiently-implement-k-queues-single-array/">Implement "n" queue in a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circular-queue-set-1-introduction-array-implementation/">Implement a Circular que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lru-cache/1">LRU Cache Implementationa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queue-reversal/1">Reverse a Queue using recurs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reverse-first-k-elements-of-queue/1">Reverse the first “K” elements of a que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interleave-first-half-queue-second-half/">Interleave the first half of the queue with second half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circular-tour/1">Find the first circular tour that visits all Petrol Pump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rotten-oranges/0">Minimum time required to rot all orang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distance-of-nearest-cell-having-1/0">Distance of nearest cell having 1 in a binary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first-negative-integer-in-every-window-of-size-k/0">First negative integer in every window of size “k”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check-if-all-levels-of-two-trees-are-anagrams-or-not/">Check if all levels of two trees are anagrams or no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sum-minimum-maximum-elements-subarrays-size-k/">Sum of minimum and maximum elements of all subarrays of size “k”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game-with-string/0">Minimum sum of squares of character counts in a given string after removing “k” characters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first-non-repeating-character-in-a-stream/0">Queue based approach or first non-repeating character in a stream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next-smaller-element/">Next Smaller Elemen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www.geeksforgeeks.org/building-heap-from-array/">Implement a Maxheap/MinHeap using arrays and recursion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www.geeksforgeeks.org/heap-sort/">Sort an Array using heap. (HeapSort)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www.geeksforgeeks.org/sliding-window-maximum-maximum-of-all-subarrays-of-size-k/">Maximum of all subarrays of size k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k-largest-elements4206/1">“k” largest element in a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www.geeksforgeeks.org/kth-smallestlargest-element-unsorted-array/">Kth smallest and largest element in an unsorted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merge-k-sorted-arrays/1">Merge “K” sorted arrays. [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merge-two-binary-max-heap/0">Merge 2 Binary Max Heap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www.geeksforgeeks.org/k-th-largest-sum-contiguous-subarray/">Kth largest sum continuous subarray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7" office:value-type="string">
            <text:p><text:a xlink:href="https://leetcode.com/problems/reorganize-string/">Leetcode- reorganize string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merge-k-sorted-linked-lists/1">Merge “K” Sorted Linked Lists [V.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find-smallest-range-containing-elements-from-k-lists/1">Smallest range in “K” List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find-median-in-a-stream/0">Median in a stream of Intege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is-binary-tree-heap/1">Check if a Binary Tree is Heap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minimum-cost-of-ropes/0">Connect “n” ropes with minimum co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www.geeksforgeeks.org/convert-bst-min-heap/">Convert BST to Min Heap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www.geeksforgeeks.org/convert-min-heap-to-max-heap/">Convert min heap to max heap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rearrange-characters/0">Rearrange characters in a string such that no two adjacent are same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minimum-sum4058/1">Minimum sum of two numbers formed from digits of a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1drv.ms/t/s!AqTOHFO77CqEiRua06v1PATyiFg5">Create a Graph, print i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bfs-traversal-of-graph/1">Implement BFS algorithm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depth-first-search-or-dfs-for-a-graph/">Implement DFS Algo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detect-cycle-in-a-graph/">Detect Cycle in Directed Graph using BFS/DFS Algo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detect-cycle-in-an-undirected-graph/1">Detect Cycle in UnDirected Graph using BFS/DFS Algo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rat-in-a-maze-problem/1">Search in a Maz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steps-by-knight/0">Minimum Step by Knigh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leetcode.com/problems/flood-fill/">flood fill algo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leetcode.com/problems/clone-graph/">Clone a grap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leetcode.com/problems/number-of-operations-to-make-network-connected/">Making wired Connection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leetcode.com/problems/word-ladder/">word Ladder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dijkstras-shortest-path-algorithm-greedy-algo-7/">Dijkstra algo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topological-sort/1">Implement Topological Sort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minimum-time-taken-by-each-job-to-be-completed-given-by-a-directed-acyclic-graph/">Minimum time taken by each job to be completed given by a Directed Acyclic Grap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find-whether-it-is-possible-to-finish-all-tasks-or-not-from-given-dependencies/">Find whether it is possible to finish all tasks or not from given dependenci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find-the-number-of-islands/1">Find the no. of Isalnd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alien-dictionary/1">Given a sorted Dictionary of an Alien Language, find order of characte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kruskals-minimum-spanning-tree-algorithm-greedy-algo-2/">Implement Kruksal’sAlgorith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prims-minimum-spanning-tree-mst-greedy-algo-5/">Implement Prim’s Algorith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total-number-spanning-trees-graph/">Total no. of Spanning tree in a grap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negative-weight-cycle/0">Implement Bellman Ford Algorith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implementing-floyd-warshall/0">Implement Floyd warshallAlgorith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travelling-salesman-problem-set-1/">Travelling Salesma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graph-coloring-applications/#:~:text=Graph%20coloring%20problem%20is%20to,are%20colored%20using%20same%20color.">Graph Colouring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leetcode.com/problems/snakes-and-ladders/">Snake and Ladders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bridge-in-a-graph/">Find bridge in a grap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strongly-connected-components-kosarajus-algo/1">Count Strongly connected Components(Kosaraju Algo)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bipartite-graph/">Check whether a graph is Bipartite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detect-negative-cycle-graph-bellman-ford/">Detect Negative cycle in a grap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find-longest-path-directed-acyclic-graph/">Longest path in a Directed Acyclic Grap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hackerrank.com/challenges/journey-to-the-moon/problem">Journey to the Mo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leetcode.com/problems/cheapest-flights-within-k-stops/description/">Cheapest Flights Within K Stop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hackerearth.com/practice/algorithms/graphs/topological-sort/practice-problems/algorithm/oliver-and-the-game-3/">Oliver and the Gam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water-jug-problem-using-bfs/">Water Jug problem using BF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water-jug-problem-using-bfs/">Water Jug problem using BF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find-if-there-is-a-path-of-more-than-k-length-from-a-source/">Find if there is a path of more thank length from a sour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m-coloring-problem/0">M-Colouring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minimum-edges-reverse-make-path-source-destination/">Minimum edges to reverse o make path from source to destina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paths-travel-nodes-using-edgeseven-bridges-konigsberg/">Paths to travel each nodes using each edge(Seven Bridges)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vertex-cover-problem-set-1-introduction-approximate-algorithm-2/">Vertex Cover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chinese-postman-route-inspection-set-1-introduction/">Chinese Postman or Route Inspec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number-of-triangles-in-directed-and-undirected-graphs/">Number of Triangles in a Directed and Undirected Grap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minimize-cash-flow-among-given-set-friends-borrowed-money/">Minimise the cashflow among a given set of friends who have borrowed money from each oth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two-clique-problem-check-graph-can-divided-two-cliques/">Two Clique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Trie</text:p>
          </table:table-cell>
          <table:table-cell table:style-name="ce5" office:value-type="string">
            <text:p><text:a xlink:href="https://www.geeksforgeeks.org/trie-insert-and-search/">Construct a trie from scratc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Trie</text:p>
          </table:table-cell>
          <table:table-cell table:style-name="ce5" office:value-type="string">
            <text:p><text:a xlink:href="https://www.geeksforgeeks.org/find-all-shortest-unique-prefixes-to-represent-each-word-in-a-given-list/">Find shortest unique prefix for every word in a given li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Trie</text:p>
          </table:table-cell>
          <table:table-cell table:style-name="ce5" office:value-type="string">
            <text:p><text:a xlink:href="https://www.geeksforgeeks.org/word-break-problem-trie-solution/">Word Break Problem | (Trie solution)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Trie</text:p>
          </table:table-cell>
          <table:table-cell table:style-name="ce5" office:value-type="string">
            <text:p><text:a xlink:href="https://practice.geeksforgeeks.org/problems/k-anagrams-1/0">Given a sequence of words, print all anagrams togeth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Trie</text:p>
          </table:table-cell>
          <table:table-cell table:style-name="ce5" office:value-type="string">
            <text:p><text:a xlink:href="https://practice.geeksforgeeks.org/problems/phone-directory/0">Implement a Phone Director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Trie</text:p>
          </table:table-cell>
          <table:table-cell table:style-name="ce5" office:value-type="string">
            <text:p><text:a xlink:href="https://practice.geeksforgeeks.org/problems/unique-rows-in-boolean-matrix/1">Print unique rows in a given boolean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coin-change2448/1">Coin Change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0-1-knapsack-problem/0">Knapsack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ncr1019/1">Binomial Coefficient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permutation-coefficient/">Permutation Coefficient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program-nth-catalan-number/">Program for nth Catalan Numb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matrix-chain-multiplication-dp-8/">Matrix Chain Multiplication 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edit-distance3702/1">Edit Dista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subset-sum-problem2014/1">Subset Sum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friends-pairing-problem5425/1">Friends Pairing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gold-mine-problem/">Gold Mine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assembly-line-scheduling-dp-34/">Assembly Line Scheduling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painting-the-fence3727/1">Painting the Fence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cutted-segments/0">Maximize The Cut Segment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longest-common-subsequence/0">Longest Common Subsequ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longest-repeating-subsequence/0">Longest Repeated Subsequ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longest-increasing-subsequence/0">Longest Increasing Subsequ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space-optimized-solution-lcs/">Space Optimized Solution of LC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lcs-of-three-strings/0">LCS (Longest Common Subsequence) of three string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maximum-sum-increasing-subsequence4749/1">Maximum Sum Increasing Subsequ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count-subsequences-product-less-k/">Count all subsequences having product less than K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longest-subsequence-such-that-difference-between-adjacents-is-one4724/1">Longest subsequence such that difference between adjacent is on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maximum-subsequence-sum-such-that-no-three-are-consecutive/">Maximum subsequence sum such that no three are consecutiv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egg-dropping-puzzle/0">Egg Dropping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max-length-chain/1">Maximum Length Chain of Pai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largest-square-formed-in-a-matrix/0">Maximum size square sub-matrix with all 1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pairs-with-specific-difference/0">Maximum sum of pairs with specific differ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path-in-matrix3805/1">Min Cost Path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maximum-difference-of-zeros-and-ones-in-binary-string4111/1">Maximum difference of zeros and ones in binary 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minimum-number-of-jumps/0">Minimum number of jumps to reach end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minimum-cost-to-fill-given-weight-in-a-bag1956/1">Minimum cost to fill given weight in a ba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minimum-removals-array-make-max-min-k/">Minimum removals from array to make max –min &lt;= K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longest-common-substring/0">Longest Common Sub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reach-a-given-score/0">Count number of ways to reacha given score in a gam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bbt-counter/0">Count Balanced Binary Trees of Height 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kadanes-algorithm/0">LargestSum Contiguous Subarray [V&gt;V&gt;V&gt;V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smallest-sum-contiguous-subarray/">Smallest sum contiguous sub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knapsack-with-duplicate-items4201/1">Unbounded Knapsack (Repetition of items allowed)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word-break/0">Word Break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largest-independent-set-problem-dp-26/">Largest Independent Set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subset-sum-problem2014/1">Partitio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longest-palindromic-subsequence-dp-12/">Longest Palindromic Subsequ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count-palindromic-subsequences/1">Count All Palindromic Subsequence in a given 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leetcode.com/problems/longest-palindromic-substring/">Longest Palindromic Sub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longest-alternating-subsequence/0">Longest alternating subsequ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weighted-job-scheduling/">Weighted Job Schedul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coin-game-winner-every-player-three-choices/">Coin game winner where every player has three choic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count-derangements-permutation-such-that-no-element-appears-in-its-original-position/">Count Derangements (Permutation such that no element appears in its original position) [ IMPORTANT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maximum-profit-by-buying-and-selling-a-share-at-most-twice/">Maximum profit by buying and selling a share at most twice [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optimal-strategy-for-a-game/0">Optimal Strategy for a Gam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optimal-binary-search-tree-dp-24/">Optimal Binary Search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palindromic-patitioning4845/1">Palindrome Partitioning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word-wrap/0">Word Wrap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mobile-numeric-keypad5456/1">Mobile Numeric Keypad Problem [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boolean-parenthesization/0">Boolean Parenthesizatio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largest-rectangular-sub-matrix-whose-sum-0/">Largest rectangular sub-matrix whose sum is 0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largest-area-rectangular-sub-matrix-equal-number-1s-0s/">Largest area rectangular sub-matrix with equal number of 1’s and 0’s [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maximum-sum-rectangle/0">Maximum sum rectangle in a 2D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maximum-profit4657/1">Maximum profit by buying and selling a share at most k tim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interleaved-strings/1">Find if a string is interleaved of two other string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leetcode.com/problems/maximum-length-of-pair-chain/">Maximum Length of Pair Chai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>
          <table:table-cell/>
          <table:table-cell table:style-name="ce6"/>
          <table:table-cell table:style-name="ce9"/>
          <table:table-cell table:number-columns-repeated="1021"/>
        </table:table-row>
        <table:table-row table:style-name="ro4">
          <table:table-cell table:style-name="ce2"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practice.geeksforgeeks.org/problems/set-bits0143/1">Count set bits in an integ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practice.geeksforgeeks.org/problems/finding-the-numbers0215/1">Find the two non-repeating elements in an array of repeating element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practice.geeksforgeeks.org/problems/bit-difference/0">Count number of bits to be flipped to convert A to B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practice.geeksforgeeks.org/problems/count-total-set-bits/0">Count total set bits in all numbers from 1 to 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practice.geeksforgeeks.org/problems/power-of-2/0">Program to find whether a no is power of two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practice.geeksforgeeks.org/problems/find-position-of-set-bit3706/1">Find position of the only set bi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www.geeksforgeeks.org/copy-set-bits-in-a-range/">Copy set bits in a rang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www.geeksforgeeks.org/divide-two-integers-without-using-multiplication-division-mod-operator/">Divide two integers without using multiplication, division and mod operato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>Calculate square of a number without using *, / and pow()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practice.geeksforgeeks.org/problems/power-set4302/1">Power Se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3" table:number-rows-repeated="104809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 (Body)" svg:font-family="'Calibri (Body)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6">16/10/2021</text:date>, <text:time>03:2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16T03:29:09.83</dc:date>
    <dc:creator>Ronald  Wilson</dc:creator>
    <meta:generator>OpenOffice/4.1.10$Win32 OpenOffice.org_project/4110m2$Build-9807</meta:generator>
    <meta:editing-duration>PT2H39M46S</meta:editing-duration>
    <meta:editing-cycles>1</meta:editing-cycles>
    <meta:document-statistic meta:table-count="1" meta:cell-count="1352" meta:object-count="0"/>
  </office:meta>
</office:document-meta>
</file>